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Trebuchet M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font-variant="normal" fo:text-transform="none" fo:color="#222222" style:text-line-through-style="none" style:text-underline-style="none" style:text-blinking="false" fo:background-color="transparent"/>
    </style:style>
    <style:style style:name="P5" style:family="paragraph" style:parent-style-name="Standard">
      <style:text-properties fo:font-variant="normal" fo:text-transform="none" fo:color="#222222" style:text-line-through-style="none" style:font-name="Trebuchet MS" style:text-underline-style="none" style:text-blinking="false" fo:background-color="transparent"/>
    </style:style>
    <style:style style:name="P6" style:family="paragraph" style:parent-style-name="Standard">
      <style:text-properties fo:font-variant="normal" fo:text-transform="none" fo:color="#222222" style:text-line-through-style="none" style:font-name="Trebuchet MS" fo:font-size="14pt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text-underline-style="none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</style:style>
    <style:style style:name="T1" style:family="text">
      <style:text-properties fo:font-variant="normal" fo:text-transform="none" fo:color="#222222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222222" style:text-line-through-style="none" fo:font-size="11pt" fo:font-style="normal" style:text-underline-style="none" fo:font-weight="normal" style:text-blinking="false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y CSS Cheat sheet – Images</text:p>
      <text:p text:style-name="P1"/>
      <text:p text:style-name="P3">The road so far...</text:p>
      <text:p text:style-name="P1">Continuing with my coding notes...aka CSS Cheat sheets I have gone from how to select an element, position it, style text and now I cam moving on to the more visual styling components like images.</text:p>
      <text:p text:style-name="P1"/>
      <text:p text:style-name="P1">Everything covered so far has looked at using images for backgrounds or bullet points so this cheat sheet is covering how to manipulate images used as multimedia elements.</text:p>
      <text:p text:style-name="P1"/>
      <text:p text:style-name="P1">The way this is done is by using filters <text:span text:style-name="T3">to apply graphical effect (</text:span>which can also be used on backgrounds and borders but mainly on images), or clipping the image.</text:p>
      <text:p text:style-name="P3"/>
      <text:p text:style-name="P6">Filters...</text:p>
      <text:p text:style-name="P5"/>
      <text:p text:style-name="P5">Filter functions:</text:p>
      <text:p text:style-name="P5"/>
      <text:p text:style-name="P5">url()</text:p>
      <text:p text:style-name="P5">blur()</text:p>
      <text:p text:style-name="P5">brightness()</text:p>
      <text:p text:style-name="P5">contrast()</text:p>
      <text:p text:style-name="P5">drop-shadow()</text:p>
      <text:p text:style-name="P5">grayscale()</text:p>
      <text:p text:style-name="P5">hue-rotate()</text:p>
      <text:p text:style-name="P5">invert()</text:p>
      <text:p text:style-name="P5">saturate()</text:p>
      <text:p text:style-name="P5">opacity()</text:p>
      <text:p text:style-name="P5">sepia()</text:p>
      <text:p text:style-name="P4"/>
      <text:p text:style-name="P4"/>
      <text:p text:style-name="P7">url()</text:p>
      <text:p text:style-name="P9"><text:span text:style-name="T1">                </text:span><text:span text:style-name="T2">Used to reference a SVG filter</text:span></text:p>
      <text:p text:style-name="P8"> </text:p>
      <text:p text:style-name="P9"><text:span text:style-name="T1">                </text:span><text:span text:style-name="T2">filter: url(resource.svg#elementID)</text:span></text:p>
      <text:p text:style-name="P8"> </text:p>
      <text:p text:style-name="P7">Blur</text:p>
      <text:p text:style-name="P9"><text:span text:style-name="T1">                </text:span><text:span text:style-name="T2">Applies Gaussian blur (does not accept percentages as value)</text:span></text:p>
      <text:p text:style-name="P8"> </text:p>
      <text:p text:style-name="P9"><text:span text:style-name="T1">                </text:span><text:span text:style-name="T2">filter: blur(5px);               </text:span></text:p>
      <text:p text:style-name="P8"> </text:p>
      <text:p text:style-name="P7">Brightness</text:p>
      <text:p text:style-name="P9"><text:span text:style-name="T1">                </text:span><text:span text:style-name="T2">As it sounds (0% = black and 100% is unchanged – can go above 100%)</text:span></text:p>
      <text:p text:style-name="P8"> </text:p>
      <text:p text:style-name="P9"><text:span text:style-name="T1">                </text:span><text:span text:style-name="T2">filter: brightness(0.5);</text:span></text:p>
      <text:p text:style-name="P8"> </text:p>
      <text:p text:style-name="P7">Contrast</text:p>
      <text:p text:style-name="P9"><text:soft-page-break/><text:span text:style-name="T1">                </text:span><text:span text:style-name="T2">As it sounds (0% = gray and 100% is unchanged – can go above 100%)</text:span></text:p>
      <text:p text:style-name="P8"> </text:p>
      <text:p text:style-name="P9"><text:span text:style-name="T1">                </text:span><text:span text:style-name="T2">filter: contrast(200%);</text:span></text:p>
      <text:p text:style-name="P8"> </text:p>
      <text:p text:style-name="P7">Drop-shadow</text:p>
      <text:p text:style-name="P9"><text:span text:style-name="T1">                </text:span><text:span text:style-name="T2">Applies a drop-shadow effect to the input image</text:span></text:p>
      <text:p text:style-name="P8"> </text:p>
      <text:p text:style-name="P9"><text:span text:style-name="T1">                </text:span><text:span text:style-name="T2">filter: drop-shadow(5px 5px 2px black);</text:span></text:p>
      <text:p text:style-name="P9"><text:span text:style-name="T1">                </text:span><text:span text:style-name="T2">filter: drop-shadow(offset-x offset-y blur-radius color);               </text:span></text:p>
      <text:p text:style-name="P8">               </text:p>
      <text:p text:style-name="P7">Grayscale</text:p>
      <text:p text:style-name="P9"><text:span text:style-name="T1">                </text:span><text:span text:style-name="T2">Converts image to greyscale (0% is unchanged and 100% is completely greyscale)</text:span></text:p>
      <text:p text:style-name="P8"> </text:p>
      <text:p text:style-name="P9"><text:span text:style-name="T1">                </text:span><text:span text:style-name="T2">filter: grayscale(50%);   </text:span></text:p>
      <text:p text:style-name="P8"> </text:p>
      <text:p text:style-name="P7">Hue-rotate</text:p>
      <text:p text:style-name="P9"><text:span text:style-name="T1">                </text:span><text:span text:style-name="T2">Applies hue-rotation to the image (different colour on colour wheel)</text:span></text:p>
      <text:p text:style-name="P8"> </text:p>
      <text:p text:style-name="P9"><text:span text:style-name="T1">                </text:span><text:span text:style-name="T2">filter: hue-rotate(90deg);</text:span></text:p>
      <text:p text:style-name="P8"> </text:p>
      <text:p text:style-name="P7">Invert</text:p>
      <text:p text:style-name="P9"><text:span text:style-name="T1">                </text:span><text:span text:style-name="T2">Inverts the colours (100% is opposite colour on wheel and 0% is unchanged)</text:span></text:p>
      <text:p text:style-name="P8">               </text:p>
      <text:p text:style-name="P9"><text:span text:style-name="T1">                </text:span><text:span text:style-name="T2">filter: invert(33%);</text:span></text:p>
      <text:p text:style-name="P8"> </text:p>
      <text:p text:style-name="P7">Opacity</text:p>
      <text:p text:style-name="P9"><text:span text:style-name="T1">                </text:span><text:span text:style-name="T2">See-throughness (0% is completely transparent and 100% is unchanged)</text:span></text:p>
      <text:p text:style-name="P8"> </text:p>
      <text:p text:style-name="P9"><text:span text:style-name="T1">                </text:span><text:span text:style-name="T2">filter: opacity(50%);</text:span></text:p>
      <text:p text:style-name="P8">  </text:p>
      <text:p text:style-name="P7">Saturate</text:p>
      <text:p text:style-name="P9"><text:span text:style-name="T1">                </text:span><text:span text:style-name="T2">Saturates the input image (0% is unsaturated and 100% is unchanged and can over-saturate by going over 100%)</text:span></text:p>
      <text:p text:style-name="P8"> </text:p>
      <text:p text:style-name="P9"><text:span text:style-name="T1">                </text:span><text:span text:style-name="T2">filter: saturate(200%);</text:span></text:p>
      <text:p text:style-name="P8"> </text:p>
      <text:p text:style-name="P7">Sepia</text:p>
      <text:p text:style-name="P8"> </text:p>
      <text:p text:style-name="P7">Filters can be combined:</text:p>
      <text:p text:style-name="P8"><text:soft-page-break/> </text:p>
      <text:p text:style-name="P9"><text:span text:style-name="T1">                </text:span><text:span text:style-name="T2">filter: contrast (175%) brightness (75%);</text:span></text:p>
      <text:p text:style-name="P1"/>
      <text:p text:style-name="P6">Clipping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y Ronan</meta:initial-creator>
    <meta:creation-date>2021-05-26T15:02:23.25</meta:creation-date>
    <meta:generator>OpenOffice/4.1.7$Win32 OpenOffice.org_project/417m1$Build-9800</meta:generator>
    <dc:date>2021-05-26T15:21:20.02</dc:date>
    <dc:creator>Mary Ronan</dc:creator>
    <meta:editing-duration>PT19M</meta:editing-duration>
    <meta:editing-cycles>3</meta:editing-cycles>
    <meta:document-statistic meta:table-count="0" meta:image-count="0" meta:object-count="0" meta:page-count="3" meta:paragraph-count="75" meta:word-count="281" meta:character-count="2275"/>
  </office:meta>
</office:document-meta>
</file>